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9.79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10.702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>
      <style:table-cell-properties style:vertical-align="middle"/>
    </style:style>
    <style:style style:name="ce29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Editar Perfil'.B3">
          <table:error-message table:message-type="stop" table:display="true"/>
        </table:content-validation>
        <table:content-validation table:name="val2" table:condition="of:cell-content-text-length()&gt;=0" table:allow-empty-cell="true" table:base-cell-address="'Editar Perfil'.B17">
          <table:error-message table:message-type="stop" table:display="true"/>
        </table:content-validation>
      </table:content-validations>
      <table:table table:name="Editar Perfi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4" table:default-cell-style-name="ce2"/>
        <table:table-column table:style-name="co11" table:number-columns-repeated="15360" table:default-cell-style-name="Default"/>
        <table:table-row table:style-name="ro1">
          <table:table-cell table:content-validation-name="val1" table:number-columns-repeated="3"/>
          <table:table-cell table:style-name="ce33" table:content-validation-name="val1"/>
          <table:table-cell table:style-name="ce30" table:content-validation-name="val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36" table:content-validation-name="val1" office:value-type="string" calcext:value-type="string" table:number-columns-spanned="1" table:number-rows-spanned="8">
            <text:p>2. Identificar responsabilidades da LN</text:p>
          </table:table-cell>
          <table:table-cell table:style-name="ce36" table:content-validation-name="val1" office:value-type="string" calcext:value-type="string" table:number-columns-spanned="1" table:number-rows-spanned="8">
            <text:p>3. definir API (identificar oerações)</text:p>
          </table:table-cell>
          <table:table-cell table:style-name="ce36" table:content-validation-name="val1" office:value-type="string" calcext:value-type="string" table:number-columns-spanned="1" table:number-rows-spanned="8">
            <text:p><text:s/>4. identificar subsistemas (agrupar operações) </text:p>
          </table:table-cell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3" table:content-validation-name="val2" office:value-type="string" calcext:value-type="string" table:number-columns-spanned="2" table:number-rows-spanned="1">
            <text:p>USE CASE:</text:p>
          </table:table-cell>
          <table:covered-table-cell table:style-name="ce28" table:content-validation-name="val2"/>
          <table:table-cell table:style-name="ce21" table:content-validation-name="val2" office:value-type="string" calcext:value-type="string">
            <text:p>Editar Perfil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2">
          <table:table-cell table:content-validation-name="val1"/>
          <table:table-cell table:style-name="ce4" table:content-validation-name="val2" office:value-type="string" calcext:value-type="string" table:number-columns-spanned="2" table:number-rows-spanned="1">
            <text:p>DESCRIÇÃO:</text:p>
          </table:table-cell>
          <table:covered-table-cell table:style-name="ce28" table:content-validation-name="val2"/>
          <table:table-cell table:style-name="ce22" table:content-validation-name="val2" office:value-type="string" calcext:value-type="string">
            <text:p>Ator edita informações do seu perfil.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5" table:content-validation-name="val2" office:value-type="string" calcext:value-type="string" table:number-columns-spanned="2" table:number-rows-spanned="2">
            <text:p>CENÁRIOS:</text:p>
          </table:table-cell>
          <table:covered-table-cell table:style-name="ce17" table:content-validation-name="val2"/>
          <table:table-cell table:style-name="ce38" table:content-validation-name="val2" office:value-type="string" calcext:value-type="string" table:number-columns-spanned="1" table:number-rows-spanned="2">
            <text:p><text:span text:style-name="T1">Cenário 1: </text:span><text:span text:style-name="T2">Um utilizador visualiza as suas informações de perfil e altera o seu </text:span><text:span text:style-name="T3">username.</text:span>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31" table:content-validation-name="val2"/>
          <table:covered-table-cell table:style-name="ce41" table:content-validation-name="val2"/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11" table:content-validation-name="val2" office:value-type="string" calcext:value-type="string" table:number-columns-spanned="2" table:number-rows-spanned="2">
            <text:p>PRÉ-CONDIÇÃO: </text:p>
          </table:table-cell>
          <table:covered-table-cell table:style-name="ce17" table:content-validation-name="val2"/>
          <table:table-cell table:style-name="ce22" table:content-validation-name="val2" office:value-type="string" calcext:value-type="string" table:number-columns-spanned="1" table:number-rows-spanned="2">
            <text:p>Ator tem sessão iniciada no sistema.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16" table:content-validation-name="val2"/>
          <table:covered-table-cell table:style-name="ce17" table:content-validation-name="val2"/>
          <table:covered-table-cell table:style-name="ce44" table:content-validation-name="val2"/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23" table:content-validation-name="val2" office:value-type="string" calcext:value-type="string" table:number-columns-spanned="2" table:number-rows-spanned="2">
            <text:p>PÓS-CONDIÇÃO:</text:p>
          </table:table-cell>
          <table:covered-table-cell table:style-name="ce17" table:content-validation-name="val2"/>
          <table:table-cell table:style-name="ce29" table:content-validation-name="val2" office:value-type="string" calcext:value-type="string" table:number-columns-spanned="1" table:number-rows-spanned="2">
            <text:p>Sistema salva as informações de perfil alteradas na base de dados.</text:p>
          </table:table-cell>
          <table:covered-table-cell table:style-name="ce30" table:content-validation-name="val1"/>
          <table:covered-table-cell table:style-name="ce57" table:content-validation-name="val1"/>
          <table:covered-table-cell table:number-columns-repeated="2" table:style-name="ce36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covered-table-cell table:style-name="ce41" table:content-validation-name="val2"/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11" table:content-validation-name="val2" office:value-type="string" calcext:value-type="string" table:number-columns-spanned="2" table:number-rows-spanned="8">
            <text:p>FLUXO NORMAL:</text:p>
          </table:table-cell>
          <table:covered-table-cell table:style-name="ce17" table:content-validation-name="val2"/>
          <table:table-cell table:style-name="ce22" table:content-validation-name="val2"/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3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2" table:content-validation-name="val2" office:value-type="string" calcext:value-type="string">
            <text:p>1. Ator solicita edição do seu perfil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4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2" table:content-validation-name="val2" office:value-type="string" calcext:value-type="string">
            <text:p>2. Sistema obtém as informações de perfil do Ator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2" table:content-validation-name="val2" office:value-type="string" calcext:value-type="string">
            <text:p>3. Sistema mostra ao Ator as informações do seu perfil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2" table:content-validation-name="val2" office:value-type="string" calcext:value-type="string">
            <text:p>4. Ator altera as informações que deseja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number-columns-repeated="2" table:style-name="Default" table:content-validation-name="val2"/>
          <table:table-cell table:style-name="ce22" table:content-validation-name="val2" office:value-type="string" calcext:value-type="string">
            <text:p>5. Ator solicita que as novas informações sejam salvas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number-columns-repeated="2" table:style-name="Default" table:content-validation-name="val2"/>
          <table:table-cell table:style-name="ce22" table:content-validation-name="val2" office:value-type="string" calcext:value-type="string">
            <text:p>6. Sistema salva as informações de perfil alteradas na base de dados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number-columns-repeated="2" table:style-name="Default"/>
          <table:table-cell table:style-name="ce22" table:content-validation-name="val2"/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27" table:content-validation-name="val2" office:value-type="string" calcext:value-type="string" table:number-columns-spanned="2" table:number-rows-spanned="2">
            <text:p>FLUXO DE EXCEPÇÃO (1):</text:p>
          </table:table-cell>
          <table:covered-table-cell table:style-name="ce19" table:content-validation-name="val2"/>
          <table:table-cell table:style-name="ce29" table:content-validation-name="val2" office:value-type="string" calcext:value-type="string">
            <text:p>[Sistema não conseguiu obter as informações de perfil do Ator] (passo 2)</text:p>
          </table:table-cell>
          <table:table-cell table:content-validation-name="val1" table:number-columns-repeated="16380"/>
        </table:table-row>
        <table:table-row table:style-name="ro5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9" table:content-validation-name="val2" office:value-type="string" calcext:value-type="string">
            <text:p>2.1 Sistema mostra ao utilizador uma mensagem a indicar que ocorreu um erro ao obter as suas informações de perfil.</text:p>
          </table:table-cell>
          <table:table-cell table:content-validation-name="val1" table:number-columns-repeated="16380"/>
        </table:table-row>
        <table:table-row table:style-name="ro1">
          <table:table-cell table:content-validation-name="val1"/>
          <table:table-cell table:style-name="ce27" table:content-validation-name="val2" office:value-type="string" calcext:value-type="string" table:number-columns-spanned="2" table:number-rows-spanned="2">
            <text:p>FLUXO DE EXCEPÇÃO (2):</text:p>
          </table:table-cell>
          <table:covered-table-cell table:style-name="ce19" table:content-validation-name="val2"/>
          <table:table-cell table:style-name="ce29" table:content-validation-name="val2" office:value-type="string" calcext:value-type="string">
            <text:p>[Sistema não conseguiu salvar as novas informações de perfil do Ator] (passo 6)</text:p>
          </table:table-cell>
          <table:table-cell table:content-validation-name="val1" table:number-columns-repeated="16380"/>
        </table:table-row>
        <table:table-row table:style-name="ro6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9" table:content-validation-name="val2" office:value-type="string" calcext:value-type="string">
            <text:p>6.1 Sistema mostra ao utilizador uma mensagem a indicar que ocorreu um erro ao salvas as suas informações de perfil.</text:p>
          </table:table-cell>
          <table:table-cell table:content-validation-name="val1" table:number-columns-repeated="16380"/>
        </table:table-row>
        <table:table-row table:style-name="ro1" table:number-rows-repeated="4">
          <table:table-cell table:content-validation-name="val1" table:number-columns-repeated="3"/>
          <table:table-cell table:style-name="Default" table:content-validation-name="val1"/>
          <table:table-cell table:content-validation-name="val1" table:number-columns-repeated="16380"/>
        </table:table-row>
        <table:table-row table:style-name="ro1" table:number-rows-repeated="4">
          <table:table-cell table:content-validation-name="val1" table:number-columns-repeated="3"/>
          <table:table-cell table:style-name="ce33" table:content-validation-name="val1"/>
          <table:table-cell table:content-validation-name="val1" table:number-columns-repeated="16380"/>
        </table:table-row>
        <table:table-row table:style-name="ro1" table:number-rows-repeated="1048545">
          <table:table-cell table:content-validation-name="val1" table:number-columns-repeated="16384"/>
        </table:table-row>
        <table:table-row table:style-name="ro7">
          <table:table-cell table:content-validation-name="val1" table:number-columns-repeated="16384"/>
        </table:table-row>
        <table:table-row table:style-name="ro7">
          <table:table-cell table:content-validation-name="val1"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-</number:text>
      <number:month number:textual="true"/>
      <number:text>-</number:text>
      <number:year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hours/>
      <number:text>:</number:text>
      <number:minutes number:style="long"/>
      <number:text> </number:text>
      <number:am-pm/>
    </number:time-style>
    <number:time-style style:name="N160">
      <number:minutes number:style="long"/>
      <number:text>:</number:text>
      <number:seconds number:style="long" number:decimal-places="1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>   </number:text>
    </number:number-style>
    <number:number-style style:name="N16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9P0"/>
    </number:number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currency-style style:name="N17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5P2" style:volatile="true">
      <number:currency-symbol/>
      <number:fill-character> </number:fill-character>
      <number:text>-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2" number:min-decimal-places="2" number:min-integer-digits="1" number:grouping="true"/>
      <number:text>   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6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2" style:volatile="true">
      <number:text> </number:text>
      <number:fill-character> </number:fill-character>
      <number:text>-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2" style:volatile="true">
      <number:text> </number:text>
      <number:fill-character> </number:fill-character>
      <number:text>- €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97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-00-0000</text:date>, <text:time style:data-style-name="N2" text:time-value="14:25:57.7286396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4:28:40.678836349</dc:date>
    <meta:generator>LibreOffice/24.8.0.3$Linux_X86_64 LibreOffice_project/0bdf1299c94fe897b119f97f3c613e9dca6be583</meta:generator>
    <meta:editing-duration>PT4H19M42S</meta:editing-duration>
    <meta:editing-cycles>49</meta:editing-cycles>
    <meta:document-statistic meta:table-count="1" meta:cell-count="27" meta:object-count="0"/>
    <meta:user-defined meta:name="AppVersion">16.0300</meta:user-defined>
  </office:meta>
</office:document-meta>
</file>